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style:text-underline-style="none" fo:font-weight="bold" officeooo:rsid="008d311b" officeooo:paragraph-rsid="008d311b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font-size="14pt" fo:font-style="normal" style:text-underline-style="none" fo:font-weight="bold" officeooo:rsid="005d8f33" officeooo:paragraph-rsid="00885a22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font-size="14pt" fo:font-style="normal" style:text-underline-style="none" fo:font-weight="bold" officeooo:rsid="005d8f33" officeooo:paragraph-rsid="0086b49a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font-size="14pt" fo:font-style="normal" style:text-underline-style="none" fo:font-weight="normal" officeooo:rsid="008f163e" officeooo:paragraph-rsid="008f163e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fo:font-size="14pt" fo:font-style="normal" style:text-underline-style="none" fo:font-weight="normal" officeooo:rsid="00a3b311" officeooo:paragraph-rsid="00a3b311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font-size="14pt" fo:font-style="normal" style:text-underline-style="none" fo:font-weight="normal" officeooo:rsid="00a669d9" officeooo:paragraph-rsid="00a6d23f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font-size="14pt" fo:font-style="normal" style:text-underline-style="none" fo:font-weight="normal" officeooo:rsid="00a756bc" officeooo:paragraph-rsid="00a756bc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size="14pt" fo:font-style="normal" style:text-underline-style="none" fo:font-weight="normal" officeooo:rsid="00b34098" officeooo:paragraph-rsid="00b929f1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4pt" fo:font-style="normal" style:text-underline-style="none" fo:font-weight="normal" officeooo:rsid="00d40531" officeooo:paragraph-rsid="00d40531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style:text-underline-style="none" fo:font-weight="normal" officeooo:rsid="0082b6b4" officeooo:paragraph-rsid="0082b6b4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4pt" style:text-underline-style="none" fo:font-weight="bold" officeooo:rsid="006a3ff1" officeooo:paragraph-rsid="006fc059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none" fo:font-weight="bold" officeooo:rsid="006a3ff1" officeooo:paragraph-rsid="006a3ff1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none" fo:font-weight="bold" officeooo:rsid="0068bcc4" officeooo:paragraph-rsid="006fc059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none" fo:font-weight="bold" officeooo:rsid="0068bcc4" officeooo:paragraph-rsid="0068bcc4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none" fo:font-weight="bold" officeooo:rsid="00678c77" officeooo:paragraph-rsid="006fc059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style:text-underline-style="none" fo:font-weight="bold" officeooo:rsid="00678c77" officeooo:paragraph-rsid="00678c77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style:text-underline-style="none" fo:font-weight="bold" officeooo:rsid="00659ac2" officeooo:paragraph-rsid="006fc059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style:text-underline-style="none" fo:font-weight="bold" officeooo:rsid="00659ac2" officeooo:paragraph-rsid="00659ac2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style:text-underline-style="none" fo:font-weight="bold" officeooo:rsid="005b2c45" officeooo:paragraph-rsid="006fc059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style:text-underline-style="none" fo:font-weight="bold" officeooo:rsid="005b2c45" officeooo:paragraph-rsid="005b2c45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style:text-underline-style="none" fo:font-weight="bold" officeooo:rsid="005adcc4" officeooo:paragraph-rsid="006fc059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style:text-underline-style="none" fo:font-weight="bold" officeooo:rsid="005adcc4" officeooo:paragraph-rsid="005adcc4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style:text-underline-style="none" fo:font-weight="bold" officeooo:rsid="005d8f33" officeooo:paragraph-rsid="005e35e6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style:text-underline-style="none" fo:font-weight="bold" officeooo:rsid="005d8f33" officeooo:paragraph-rsid="005d8f33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size="14pt" style:text-underline-style="none" fo:font-weight="normal" officeooo:rsid="006a3ff1" officeooo:paragraph-rsid="006fc059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font-size="14pt" style:text-underline-style="none" fo:font-weight="normal" officeooo:rsid="006a3ff1" officeooo:paragraph-rsid="007b8d71" style:font-size-asian="12.25pt" style:font-weight-asian="normal" style:font-size-complex="14pt" style:font-weight-complex="normal"/>
    </style:style>
    <style:style style:name="P27" style:family="paragraph" style:parent-style-name="Standard">
      <style:text-properties fo:font-size="14pt" style:text-underline-style="none" fo:font-weight="normal" officeooo:rsid="0082b6b4" officeooo:paragraph-rsid="0082b6b4" style:font-size-asian="12.25pt" style:font-weight-asian="normal" style:font-size-complex="14pt" style:font-weight-complex="normal"/>
    </style:style>
    <style:style style:name="P28" style:family="paragraph" style:parent-style-name="Standard">
      <style:text-properties fo:font-size="14pt" style:text-underline-style="none" fo:font-weight="normal" officeooo:rsid="0068a095" officeooo:paragraph-rsid="006fc059" style:font-size-asian="12.25pt" style:font-weight-asian="normal" style:font-size-complex="14pt" style:font-weight-complex="normal"/>
    </style:style>
    <style:style style:name="P29" style:family="paragraph" style:parent-style-name="Standard">
      <style:text-properties fo:font-size="14pt" style:text-underline-style="none" fo:font-weight="normal" officeooo:rsid="0068a095" officeooo:paragraph-rsid="0068a095" style:font-size-asian="12.25pt" style:font-weight-asian="normal" style:font-size-complex="14pt" style:font-weight-complex="normal"/>
    </style:style>
    <style:style style:name="P30" style:family="paragraph" style:parent-style-name="Standard">
      <style:text-properties fo:font-size="14pt" style:text-underline-style="none" fo:font-weight="normal" officeooo:rsid="0068a095" officeooo:paragraph-rsid="007b8d71" style:font-size-asian="12.25pt" style:font-weight-asian="normal" style:font-size-complex="14pt" style:font-weight-complex="normal"/>
    </style:style>
    <style:style style:name="P31" style:family="paragraph" style:parent-style-name="Standard">
      <style:text-properties fo:font-size="14pt" style:text-underline-style="none" fo:font-weight="normal" officeooo:rsid="00822072" officeooo:paragraph-rsid="00822072" style:font-size-asian="12.25pt" style:font-weight-asian="normal" style:font-size-complex="14pt" style:font-weight-complex="normal"/>
    </style:style>
    <style:style style:name="P32" style:family="paragraph" style:parent-style-name="Standard">
      <style:text-properties fo:font-size="14pt" style:text-underline-style="none" fo:font-weight="normal" officeooo:rsid="0062da47" officeooo:paragraph-rsid="006fc059" style:font-size-asian="12.25pt" style:font-weight-asian="normal" style:font-size-complex="14pt" style:font-weight-complex="normal"/>
    </style:style>
    <style:style style:name="P33" style:family="paragraph" style:parent-style-name="Standard">
      <style:text-properties fo:font-size="14pt" style:text-underline-style="none" fo:font-weight="normal" officeooo:rsid="0062da47" officeooo:paragraph-rsid="0062da47" style:font-size-asian="12.25pt" style:font-weight-asian="normal" style:font-size-complex="14pt" style:font-weight-complex="normal"/>
    </style:style>
    <style:style style:name="P34" style:family="paragraph" style:parent-style-name="Standard">
      <style:text-properties fo:font-size="14pt" style:text-underline-style="none" fo:font-weight="normal" officeooo:rsid="0082184d" officeooo:paragraph-rsid="0082184d" style:font-size-asian="12.25pt" style:font-weight-asian="normal" style:font-size-complex="14pt" style:font-weight-complex="normal"/>
    </style:style>
    <style:style style:name="P35" style:family="paragraph" style:parent-style-name="Standard">
      <style:text-properties fo:font-size="14pt" style:text-underline-style="none" fo:font-weight="normal" officeooo:rsid="005b2c45" officeooo:paragraph-rsid="006fc059" style:font-size-asian="12.25pt" style:font-weight-asian="normal" style:font-size-complex="14pt" style:font-weight-complex="normal"/>
    </style:style>
    <style:style style:name="P36" style:family="paragraph" style:parent-style-name="Standard">
      <style:text-properties fo:font-size="14pt" style:text-underline-style="none" fo:font-weight="normal" officeooo:rsid="00801f5d" officeooo:paragraph-rsid="00801f5d" style:font-size-asian="12.25pt" style:font-weight-asian="normal" style:font-size-complex="14pt" style:font-weight-complex="normal"/>
    </style:style>
    <style:style style:name="P37" style:family="paragraph" style:parent-style-name="Standard">
      <style:text-properties fo:font-size="14pt" style:text-underline-style="none" fo:font-weight="normal" officeooo:rsid="006c2323" officeooo:paragraph-rsid="006c2323" style:font-size-asian="12.25pt" style:font-weight-asian="normal" style:font-size-complex="14pt" style:font-weight-complex="normal"/>
    </style:style>
    <style:style style:name="P38" style:family="paragraph" style:parent-style-name="Standard">
      <style:text-properties fo:font-size="14pt" style:text-underline-style="none" fo:font-weight="normal" officeooo:rsid="00666aa4" officeooo:paragraph-rsid="00666aa4" style:font-size-asian="12.25pt" style:font-weight-asian="normal" style:font-size-complex="14pt" style:font-weight-complex="normal"/>
    </style:style>
    <style:style style:name="P39" style:family="paragraph" style:parent-style-name="Standard">
      <style:text-properties fo:font-size="14pt" style:text-underline-style="none" fo:font-weight="normal" officeooo:rsid="00666aa4" officeooo:paragraph-rsid="007b8d71" style:font-size-asian="12.25pt" style:font-weight-asian="normal" style:font-size-complex="14pt" style:font-weight-complex="normal"/>
    </style:style>
    <style:style style:name="P40" style:family="paragraph" style:parent-style-name="Standard">
      <style:text-properties fo:font-size="14pt" style:text-underline-style="none" fo:font-weight="normal" officeooo:rsid="005f400a" officeooo:paragraph-rsid="005f400a" style:font-size-asian="12.25pt" style:font-weight-asian="normal" style:font-size-complex="14pt" style:font-weight-complex="normal"/>
    </style:style>
    <style:style style:name="P41" style:family="paragraph" style:parent-style-name="Standard">
      <style:text-properties fo:font-size="14pt" style:text-underline-style="none" fo:font-weight="normal" officeooo:rsid="005f2634" officeooo:paragraph-rsid="005f2634" style:font-size-asian="12.25pt" style:font-weight-asian="normal" style:font-size-complex="14pt" style:font-weight-complex="normal"/>
    </style:style>
    <style:style style:name="P42" style:family="paragraph" style:parent-style-name="Standard">
      <style:text-properties fo:font-size="14pt" style:text-underline-style="none" fo:font-weight="normal" officeooo:rsid="005adcc4" officeooo:paragraph-rsid="005adcc4" style:font-size-asian="12.25pt" style:font-weight-asian="normal" style:font-size-complex="14pt" style:font-weight-complex="normal"/>
    </style:style>
    <style:style style:name="P43" style:family="paragraph" style:parent-style-name="Standard">
      <style:text-properties fo:font-size="14pt" style:text-underline-style="none" fo:font-weight="normal" officeooo:rsid="005ec88d" officeooo:paragraph-rsid="005ec88d" style:font-size-asian="12.25pt" style:font-weight-asian="normal" style:font-size-complex="14pt" style:font-weight-complex="normal"/>
    </style:style>
    <style:style style:name="P44" style:family="paragraph" style:parent-style-name="Standard">
      <style:text-properties fo:font-size="12pt" style:text-underline-style="none" fo:font-weight="normal" officeooo:rsid="005381ac" officeooo:paragraph-rsid="00575421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style:text-underline-style="none" fo:font-weight="normal" officeooo:rsid="00575421" officeooo:paragraph-rsid="005381ac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6f6494" officeooo:paragraph-rsid="006f6494" style:font-size-asian="14pt" style:font-style-asian="normal" style:font-weight-asian="bold" style:font-size-complex="16pt" style:font-style-complex="normal" style:font-weight-complex="bold"/>
    </style:style>
    <style:style style:name="P47" style:family="paragraph" style:parent-style-name="Standard">
      <style:text-properties fo:font-size="16pt" style:text-underline-style="solid" style:text-underline-width="auto" style:text-underline-color="font-color" fo:font-weight="bold" officeooo:rsid="0051a672" officeooo:paragraph-rsid="0051a672" style:font-size-asian="16pt" style:font-weight-asian="bold" style:font-size-complex="16pt" style:font-weight-complex="bold"/>
    </style:style>
    <style:style style:name="P48" style:family="paragraph" style:parent-style-name="Standard">
      <style:text-properties fo:font-size="16pt" style:text-underline-style="solid" style:text-underline-width="auto" style:text-underline-color="font-color" fo:font-weight="bold" officeooo:rsid="005900be" officeooo:paragraph-rsid="005900be" style:font-size-asian="16pt" style:font-weight-asian="bold" style:font-size-complex="16pt" style:font-weight-complex="bold"/>
    </style:style>
    <style:style style:name="P49" style:family="paragraph" style:parent-style-name="Standard">
      <style:text-properties officeooo:rsid="0049cc46" officeooo:paragraph-rsid="0049cc46"/>
    </style:style>
    <style:style style:name="P50" style:family="paragraph" style:parent-style-name="Standard">
      <style:text-properties officeooo:rsid="001ff358" officeooo:paragraph-rsid="001ff358"/>
    </style:style>
    <style:style style:name="P51" style:family="paragraph" style:parent-style-name="Standard">
      <style:text-properties fo:font-size="14pt" fo:font-style="normal" style:text-underline-style="none" fo:font-weight="bold" officeooo:rsid="005d8f33" officeooo:paragraph-rsid="001ff358" style:font-size-asian="12.25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text-properties officeooo:rsid="0049cc46" officeooo:paragraph-rsid="0049cc46"/>
    </style:style>
    <style:style style:name="T1" style:family="text">
      <style:text-properties officeooo:rsid="005e35e6"/>
    </style:style>
    <style:style style:name="T2" style:family="text">
      <style:text-properties officeooo:rsid="006c3f53"/>
    </style:style>
    <style:style style:name="T3" style:family="text">
      <style:text-properties officeooo:rsid="0083e90e"/>
    </style:style>
    <style:style style:name="T4" style:family="text">
      <style:text-properties officeooo:rsid="00885a22"/>
    </style:style>
    <style:style style:name="T5" style:family="text">
      <style:text-properties officeooo:rsid="008b8cf5"/>
    </style:style>
    <style:style style:name="T6" style:family="text">
      <style:text-properties officeooo:rsid="009b08ea"/>
    </style:style>
    <style:style style:name="T7" style:family="text">
      <style:text-properties style:text-position="super 58%"/>
    </style:style>
    <style:style style:name="T8" style:family="text">
      <style:text-properties officeooo:rsid="005f2634"/>
    </style:style>
    <style:style style:name="T9" style:family="text">
      <style:text-properties officeooo:rsid="00a6d23f"/>
    </style:style>
    <style:style style:name="T10" style:family="text">
      <style:text-properties officeooo:rsid="00a756bc"/>
    </style:style>
    <style:style style:name="T11" style:family="text">
      <style:text-properties officeooo:rsid="00a91bad"/>
    </style:style>
    <style:style style:name="T12" style:family="text">
      <style:text-properties officeooo:rsid="00b29db3"/>
    </style:style>
    <style:style style:name="T13" style:family="text">
      <style:text-properties officeooo:rsid="00b5c8f1"/>
    </style:style>
    <style:style style:name="T14" style:family="text">
      <style:text-properties officeooo:rsid="00d1d1b2"/>
    </style:style>
    <style:style style:name="T15" style:family="text">
      <style:text-properties officeooo:rsid="00d57a98"/>
    </style:style>
    <style:style style:name="T16" style:family="text">
      <style:text-properties officeooo:rsid="00dba2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Garrett Beatty</text:p>
      <text:p text:style-name="P49">NLP</text:p>
      <text:p text:style-name="P49"><text:span text:style-name="T5">Dr. </text:span>Bloodgood</text:p>
      <text:p text:style-name="P51"/>
      <text:p text:style-name="P51">//<text:span text:style-name="T16">TODO</text:span></text:p>
      <text:p text:style-name="P51"/>
      <text:p text:style-name="P51"/>
      <text:p text:style-name="P51"/>
      <text:p text:style-name="P1">Analysis of Results:</text:p>
      <text:p text:style-name="P1"/>
      <text:p text:style-name="P4">For both corpuses, the <text:span text:style-name="T6">top 3 highest probable unigrams are </text:span>“the”, “<text:span text:style-name="T6">of”, and “and”. Another interesting similarity is that for both corpuses, the top 3 highest probability bigrams are of the”, “in the”, and “to the”. The order for the top 3 unigrams and bigrams is also very interesting because even though the corpuses are portraying completely different information, their distribution of words is similar. </text:span></text:p>
      <text:p text:style-name="P4"/>
      <text:p text:style-name="P5">One difference is that for the Communist Manifesto, one of the most probable words is not a common word like “the”, “and”, “that”, “to”. “with”, etc; “bourgeois” is actually the 15<text:span text:style-name="T7">th</text:span> most probable unigram. </text:p>
      <text:p text:style-name="P5"/>
      <text:p text:style-name="P6">Looking at the sentences generated by each of the models we can clearly see that for unigrams, the sentences are very random looking. <text:span text:style-name="T10">For example “general him” are two unigrams that were generated next to eachother. </text:span>However, for the bigram models we see that pairs of words belong with each other. For example, “<text:span text:style-name="T8">His father” </text:span>seems like a a plausible <text:span text:style-name="T11">pair of words,</text:span> <text:span text:style-name="T9">rather than “general him”. Overall, The bigram model produced more coherent sentences.</text:span></text:p>
      <text:p text:style-name="P6"/>
      <text:p text:style-name="P7">For sentence generation MLE and Add-<text:span text:style-name="T12">1 did not have any distinguishable results.</text:span></text:p>
      <text:p text:style-name="P7"/>
      <text:p text:style-name="P8">The type of model and smoothing <text:span text:style-name="T13">used </text:span>drastically affected perplexity. <text:span text:style-name="T14">The higher the N-Gram used, the lower the perplexity. For smoothing, when using Add-1 Smoothing the perplexity is lower than when MLE is used.</text:span></text:p>
      <text:p text:style-name="P8"/>
      <text:p text:style-name="P9">The affect of Add-1 smoothing can be seen clearly by looking at the graphs <text:span text:style-name="T15">shown previous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37:13.406327731</meta:creation-date>
    <dc:date>2016-10-18T16:47:01.230479782</dc:date>
    <meta:editing-duration>PT4H2M21S</meta:editing-duration>
    <meta:editing-cycles>176</meta:editing-cycles>
    <meta:generator>LibreOffice/5.2.2.2.0$Linux_X86_64 LibreOffice_project/20$Build-2</meta:generator>
    <meta:document-statistic meta:table-count="0" meta:image-count="0" meta:object-count="0" meta:page-count="1" meta:paragraph-count="11" meta:word-count="245" meta:character-count="1503" meta:non-whitespace-character-count="1267"/>
  </office:meta>
</office:document-meta>
</file>